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automatic-styles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Otsikko1" style:master-page-name="MP0" style:family="paragraph">
      <style:paragraph-properties fo:break-before="page"/>
    </style:style>
    <style:style style:name="T2" style:parent-style-name="Kappaleenoletusfontti" style:family="text">
      <style:text-properties style:font-name="Arial" style:font-name-asian="Times New Roman" style:font-name-complex="Arial" fo:font-size="11pt" style:font-size-asian="11pt" style:font-size-complex="11pt" fo:language="en" fo:country="US" style:language-asian="fi" style:country-asian="FI"/>
    </style:style>
    <style:style style:name="P3" style:parent-style-name="Standard" style:family="paragraph">
      <style:paragraph-properties fo:margin-bottom="0in" fo:line-height="100%"/>
      <style:text-properties style:font-name="Arial" style:font-name-asian="Times New Roman" style:font-name-complex="Arial" fo:language="en" fo:country="US" style:language-asian="fi" style:country-asian="FI"/>
    </style:style>
    <style:style style:name="P4" style:parent-style-name="Standard" style:family="paragraph">
      <style:paragraph-properties fo:margin-bottom="0in" fo:line-height="100%"/>
    </style:style>
    <style:style style:name="T5" style:parent-style-name="Kappaleenoletusfontti" style:family="text">
      <style:text-properties style:font-name="Arial" style:font-name-asian="Times New Roman" style:font-name-complex="Arial" fo:color="#000000" fo:language="en" fo:country="US" style:language-asian="fi" style:country-asian="FI"/>
    </style:style>
    <style:style style:name="T6" style:parent-style-name="Kappaleenoletusfontti" style:family="text">
      <style:text-properties style:font-name="Arial" style:font-name-complex="Arial"/>
    </style:style>
    <style:style style:name="T7" style:parent-style-name="Kappaleenoletusfontti" style:family="text">
      <style:text-properties style:font-name="Arial" style:font-name-asian="Times New Roman" style:font-name-complex="Arial" fo:color="#000000" fo:language="en" fo:country="US" style:language-asian="fi" style:country-asian="FI"/>
    </style:style>
    <style:style style:name="T8" style:parent-style-name="Kappaleenoletusfontti" style:family="text">
      <style:text-properties style:font-name="Arial" style:font-name-asian="Times New Roman" style:font-name-complex="Arial" fo:color="#000000" fo:language="en" fo:country="US" style:language-asian="fi" style:country-asian="FI"/>
    </style:style>
    <style:style style:name="T9" style:parent-style-name="Kappaleenoletusfontti" style:family="text">
      <style:text-properties style:font-name="Arial" style:font-name-asian="Times New Roman" style:font-name-complex="Arial" fo:color="#000000" fo:language="en" fo:country="US" style:language-asian="fi" style:country-asian="FI"/>
    </style:style>
    <style:style style:name="T10" style:parent-style-name="Kappaleenoletusfontti" style:family="text">
      <style:text-properties style:font-name="Arial" style:font-name-asian="Times New Roman" style:font-name-complex="Arial" fo:color="#000000" fo:language="en" fo:country="US" style:language-asian="fi" style:country-asian="FI"/>
    </style:style>
    <style:style style:name="T11" style:parent-style-name="Kappaleenoletusfontti" style:family="text">
      <style:text-properties style:font-name="Arial" style:font-name-asian="Times New Roman" style:font-name-complex="Arial" fo:color="#000000" fo:language="en" fo:country="US" style:language-asian="fi" style:country-asian="FI"/>
    </style:style>
    <style:style style:name="P12" style:parent-style-name="Standard" style:family="paragraph">
      <style:paragraph-properties fo:margin-bottom="0in" fo:line-height="100%"/>
    </style:style>
    <style:style style:name="T13" style:parent-style-name="Kappaleenoletusfontti" style:family="text">
      <style:text-properties style:font-name="Arial" style:font-name-asian="Times New Roman" style:font-name-complex="Arial" fo:color="#000000" fo:language="en" fo:country="US" style:language-asian="fi" style:country-asian="FI"/>
    </style:style>
    <style:style style:name="T14" style:parent-style-name="Kappaleenoletusfontti" style:family="text">
      <style:text-properties style:font-name="Arial" style:font-name-asian="Times New Roman" style:font-name-complex="Arial" fo:language="en" fo:country="US" style:language-asian="fi" style:country-asian="FI"/>
    </style:style>
    <style:style style:name="P15" style:parent-style-name="Standard" style:family="paragraph">
      <style:paragraph-properties fo:margin-bottom="0in" fo:line-height="100%"/>
      <style:text-properties style:font-name="Arial" style:font-name-asian="Times New Roman" style:font-name-complex="Arial" fo:language="en" fo:country="US" style:language-asian="fi" style:country-asian="FI"/>
    </style:style>
    <style:style style:name="P16" style:parent-style-name="Standard" style:family="paragraph">
      <style:paragraph-properties fo:margin-bottom="0in" fo:line-height="100%"/>
    </style:style>
    <style:style style:name="T17" style:parent-style-name="Kappaleenoletusfontti" style:family="text">
      <style:text-properties style:font-name="Arial" style:font-name-asian="Times New Roman" style:font-name-complex="Arial" fo:color="#000000" fo:language="en" fo:country="US" style:language-asian="fi" style:country-asian="FI"/>
    </style:style>
    <style:style style:name="P18" style:parent-style-name="Standard" style:family="paragraph">
      <style:paragraph-properties fo:margin-bottom="0in" fo:line-height="100%"/>
      <style:text-properties style:font-name="Arial" style:font-name-asian="Times New Roman" style:font-name-complex="Arial" fo:color="#000000" fo:language="en" fo:country="US" style:language-asian="fi" style:country-asian="FI"/>
    </style:style>
    <style:style style:name="P19" style:parent-style-name="Standard" style:family="paragraph">
      <style:paragraph-properties fo:margin-bottom="0in" fo:line-height="100%"/>
    </style:style>
    <style:style style:name="T20" style:parent-style-name="Kappaleenoletusfontti" style:family="text">
      <style:text-properties style:font-name="Arial" style:font-name-asian="Times New Roman" style:font-name-complex="Arial" fo:color="#000000" fo:language="en" fo:country="US" style:language-asian="fi" style:country-asian="FI"/>
    </style:style>
    <style:style style:name="T21" style:parent-style-name="Kappaleenoletusfontti" style:family="text">
      <style:text-properties style:font-name="Arial" style:font-name-asian="Times New Roman" style:font-name-complex="Arial" fo:color="#000000" fo:language="en" fo:country="US" style:language-asian="fi" style:country-asian="FI"/>
    </style:style>
    <style:style style:name="T22" style:parent-style-name="Kappaleenoletusfontti" style:family="text">
      <style:text-properties style:font-name="Arial" style:font-name-asian="Times New Roman" style:font-name-complex="Arial" fo:color="#000000" fo:language="en" fo:country="US" style:language-asian="fi" style:country-asian="FI"/>
    </style:style>
    <style:style style:name="T23" style:parent-style-name="Kappaleenoletusfontti" style:family="text">
      <style:text-properties style:font-name="Arial" style:font-name-asian="Times New Roman" style:font-name-complex="Arial" fo:color="#000000" fo:language="en" fo:country="US" style:language-asian="fi" style:country-asian="FI"/>
    </style:style>
    <style:style style:name="P24" style:parent-style-name="Standard" style:family="paragraph">
      <style:paragraph-properties fo:margin-bottom="0in" fo:line-height="100%"/>
      <style:text-properties style:font-name="Arial" style:font-name-asian="Times New Roman" style:font-name-complex="Arial" fo:color="#000000" fo:language="en" fo:country="US" style:language-asian="fi" style:country-asian="FI"/>
    </style:style>
    <style:style style:name="P25" style:parent-style-name="Standard" style:family="paragraph">
      <style:paragraph-properties fo:margin-bottom="0in" fo:line-height="100%"/>
    </style:style>
    <style:style style:name="T26" style:parent-style-name="Kappaleenoletusfontti" style:family="text">
      <style:text-properties style:font-name="Arial" style:font-name-asian="Times New Roman" style:font-name-complex="Arial" fo:color="#000000" fo:language="en" fo:country="US" style:language-asian="fi" style:country-asian="FI"/>
    </style:style>
    <style:style style:name="P27" style:parent-style-name="Standard" style:family="paragraph">
      <style:paragraph-properties fo:margin-bottom="0in" fo:line-height="100%"/>
      <style:text-properties style:font-name="Arial" style:font-name-asian="Times New Roman" style:font-name-complex="Arial" fo:color="#000000" fo:language="en" fo:country="US" style:language-asian="fi" style:country-asian="FI"/>
    </style:style>
    <style:style style:name="P28" style:parent-style-name="Standard" style:family="paragraph">
      <style:paragraph-properties fo:margin-bottom="0in" fo:line-height="100%"/>
    </style:style>
    <style:style style:name="T29" style:parent-style-name="Kappaleenoletusfontti" style:family="text">
      <style:text-properties style:font-name="Arial" style:font-name-asian="Times New Roman" style:font-name-complex="Arial" fo:color="#000000" fo:language="en" fo:country="US" style:language-asian="fi" style:country-asian="FI"/>
    </style:style>
    <style:style style:name="T30" style:parent-style-name="Kappaleenoletusfontti" style:family="text">
      <style:text-properties style:font-name="Arial" style:font-name-asian="Times New Roman" style:font-name-complex="Arial" fo:color="#000000" fo:language="en" fo:country="US" style:language-asian="fi" style:country-asian="FI"/>
    </style:style>
    <style:style style:name="T31" style:parent-style-name="Kappaleenoletusfontti" style:family="text">
      <style:text-properties style:font-name="Arial" style:font-name-asian="Times New Roman" style:font-name-complex="Arial" fo:color="#000000" fo:language="en" fo:country="US" style:language-asian="fi" style:country-asian="FI"/>
    </style:style>
    <style:style style:name="T32" style:parent-style-name="Kappaleenoletusfontti" style:family="text">
      <style:text-properties style:font-name="Arial" style:font-name-asian="Times New Roman" style:font-name-complex="Arial" fo:color="#000000" fo:language="en" fo:country="US" style:language-asian="fi" style:country-asian="FI"/>
    </style:style>
    <style:style style:name="T33" style:parent-style-name="Kappaleenoletusfontti" style:family="text">
      <style:text-properties style:font-name="Arial" style:font-name-asian="Times New Roman" style:font-name-complex="Arial" fo:color="#000000" fo:language="en" fo:country="US" style:language-asian="fi" style:country-asian="FI"/>
    </style:style>
    <style:style style:name="P34" style:parent-style-name="Standard" style:family="paragraph">
      <style:paragraph-properties fo:margin-bottom="0in" fo:line-height="100%"/>
      <style:text-properties fo:language="en" fo:country="US"/>
    </style:style>
    <style:style style:name="P35" style:parent-style-name="Standard" style:family="paragraph">
      <style:paragraph-properties fo:margin-bottom="0in" fo:line-height="100%"/>
    </style:style>
    <style:style style:name="T36" style:parent-style-name="Kappaleenoletusfontti" style:family="text">
      <style:text-properties style:font-name="Arial" style:font-name-asian="Times New Roman" style:font-name-complex="Arial" fo:color="#000000" fo:language="en" fo:country="US" style:language-asian="fi" style:country-asian="FI"/>
    </style:style>
    <style:style style:name="T37" style:parent-style-name="Hyperlinkki" style:family="text">
      <style:text-properties style:font-name="Arial" style:font-name-complex="Arial" fo:language="en" fo:country="US"/>
    </style:style>
    <style:style style:name="P38" style:parent-style-name="Standard" style:family="paragraph">
      <style:paragraph-properties fo:margin-bottom="0in" fo:line-height="100%"/>
      <style:text-properties style:font-name="Arial" style:font-name-asian="Times New Roman" style:font-name-complex="Arial" fo:color="#000000" fo:language="en" fo:country="US" style:language-asian="fi" style:country-asian="FI"/>
    </style:style>
    <style:style style:name="P39" style:parent-style-name="Standard" style:family="paragraph">
      <style:paragraph-properties fo:margin-bottom="0in" fo:line-height="100%"/>
      <style:text-properties style:font-name="Arial" style:font-name-asian="Times New Roman" style:font-name-complex="Arial" fo:color="#000000" fo:language="en" fo:country="US" style:language-asian="fi" style:country-asian="FI"/>
    </style:style>
    <style:style style:name="P40" style:parent-style-name="Standard" style:family="paragraph">
      <style:paragraph-properties fo:margin-bottom="0in" fo:line-height="100%"/>
      <style:text-properties style:font-name="Arial" style:font-name-asian="Times New Roman" style:font-name-complex="Arial" fo:color="#000000" fo:language="en" fo:country="US" style:language-asian="fi" style:country-asian="FI"/>
    </style:style>
    <style:style style:name="P41" style:parent-style-name="Standard" style:family="paragraph">
      <style:paragraph-properties fo:margin-bottom="0in" fo:line-height="100%"/>
    </style:style>
    <style:style style:name="T42" style:parent-style-name="Kappaleenoletusfontti" style:family="text">
      <style:text-properties style:font-name="Arial" style:font-name-asian="Times New Roman" style:font-name-complex="Arial" fo:color="#000000" fo:language="en" fo:country="US" style:language-asian="fi" style:country-asian="FI"/>
    </style:style>
    <style:style style:name="T43" style:parent-style-name="Kappaleenoletusfontti" style:family="text">
      <style:text-properties style:font-name="Arial" style:font-name-asian="Times New Roman" style:font-name-complex="Arial" fo:color="#000000" fo:language="en" fo:country="US" style:language-asian="fi" style:country-asian="FI"/>
    </style:style>
    <style:style style:name="P44" style:parent-style-name="Standard" style:family="paragraph">
      <style:paragraph-properties fo:margin-bottom="0in" fo:line-height="100%"/>
      <style:text-properties style:font-name="Arial" style:font-name-asian="Times New Roman" style:font-name-complex="Arial" fo:color="#000000" fo:language="en" fo:country="US" style:language-asian="fi" style:country-asian="FI"/>
    </style:style>
    <style:style style:name="P45" style:parent-style-name="Standard" style:family="paragraph">
      <style:paragraph-properties fo:margin-bottom="0in" fo:line-height="100%"/>
      <style:text-properties style:font-name="Arial" style:font-name-asian="Times New Roman" style:font-name-complex="Arial" fo:color="#000000" fo:language="en" fo:country="US" style:language-asian="fi" style:country-asian="FI"/>
    </style:style>
    <style:style style:name="P46" style:parent-style-name="Standard" style:family="paragraph">
      <style:paragraph-properties fo:margin-bottom="0in" fo:line-height="100%"/>
      <style:text-properties style:font-name="Arial" style:font-name-asian="Times New Roman" style:font-name-complex="Arial" fo:color="#000000" fo:language="en" fo:country="US" style:language-asian="fi" style:country-asian="FI"/>
    </style:style>
    <style:style style:name="P47" style:parent-style-name="Standard" style:family="paragraph">
      <style:paragraph-properties fo:margin-bottom="0in" fo:line-height="100%"/>
      <style:text-properties style:font-name="Arial" style:font-name-asian="Times New Roman" style:font-name-complex="Arial" fo:color="#000000" fo:language="en" fo:country="US" style:language-asian="fi" style:country-asian="FI"/>
    </style:style>
    <style:style style:name="P48" style:parent-style-name="Standard" style:family="paragraph">
      <style:paragraph-properties fo:margin-bottom="0in" fo:line-height="100%"/>
      <style:text-properties style:font-name="Arial" style:font-name-asian="Times New Roman" style:font-name-complex="Arial" fo:color="#000000" fo:language="en" fo:country="US" style:language-asian="fi" style:country-asian="FI"/>
    </style:style>
    <style:style style:name="P49" style:parent-style-name="Standard" style:family="paragraph">
      <style:paragraph-properties fo:margin-bottom="0in" fo:line-height="100%"/>
      <style:text-properties style:font-name="Arial" style:font-name-asian="Times New Roman" style:font-name-complex="Arial" fo:color="#000000" fo:language="en" fo:country="US" style:language-asian="fi" style:country-asian="FI"/>
    </style:style>
    <style:style style:name="P50" style:parent-style-name="Standard" style:family="paragraph">
      <style:paragraph-properties fo:margin-bottom="0in" fo:line-height="100%"/>
      <style:text-properties style:font-name="Arial" style:font-name-asian="Times New Roman" style:font-name-complex="Arial" fo:color="#000000" fo:language="en" fo:country="US" style:language-asian="fi" style:country-asian="FI"/>
    </style:style>
    <style:style style:name="P51" style:parent-style-name="Standard" style:family="paragraph">
      <style:paragraph-properties fo:margin-bottom="0in" fo:line-height="100%"/>
    </style:style>
    <style:style style:name="T52" style:parent-style-name="Kappaleenoletusfontti" style:family="text">
      <style:text-properties style:font-name="Arial" style:font-name-asian="Times New Roman" style:font-name-complex="Arial" fo:color="#000000" fo:language="en" fo:country="US" style:language-asian="fi" style:country-asian="FI"/>
    </style:style>
    <style:style style:name="T53" style:parent-style-name="Kappaleenoletusfontti" style:family="text">
      <style:text-properties style:font-name="Arial" style:font-name-asian="Times New Roman" style:font-name-complex="Arial" fo:color="#000000" fo:language="en" fo:country="US" style:language-asian="fi" style:country-asian="FI"/>
    </style:style>
    <style:style style:name="T54" style:parent-style-name="Kappaleenoletusfontti" style:family="text">
      <style:text-properties style:font-name="Arial" style:font-name-asian="Times New Roman" style:font-name-complex="Arial" fo:color="#000000" fo:language="en" fo:country="US" style:language-asian="fi" style:country-asian="FI"/>
    </style:style>
    <style:style style:name="T55" style:parent-style-name="Kappaleenoletusfontti" style:family="text">
      <style:text-properties style:font-name="Arial" style:font-name-asian="Times New Roman" style:font-name-complex="Arial" fo:color="#000000" fo:language="en" fo:country="US" style:language-asian="fi" style:country-asian="FI"/>
    </style:style>
    <style:style style:name="T56" style:parent-style-name="Kappaleenoletusfontti" style:family="text">
      <style:text-properties style:font-name="Arial" style:font-name-asian="Times New Roman" style:font-name-complex="Arial" fo:color="#000000" fo:language="en" fo:country="US" style:language-asian="fi" style:country-asian="FI"/>
    </style:style>
    <style:style style:name="T57" style:parent-style-name="Hyperlinkki" style:family="text">
      <style:text-properties fo:language="en" fo:country="US"/>
    </style:style>
    <style:style style:name="T58" style:parent-style-name="Kappaleenoletusfontti" style:family="text">
      <style:text-properties fo:language="en" fo:country="US"/>
    </style:style>
    <style:style style:name="T59" style:parent-style-name="Kappaleenoletusfontti" style:family="text">
      <style:text-properties fo:language="en" fo:country="US"/>
    </style:style>
    <style:style style:name="T60" style:parent-style-name="Hyperlinkki" style:family="text">
      <style:text-properties fo:language="en" fo:country="US"/>
    </style:style>
    <style:style style:name="T61" style:parent-style-name="Kappaleenoletusfontti" style:family="text">
      <style:text-properties fo:language="en" fo:country="US"/>
    </style:style>
    <style:style style:name="T62" style:parent-style-name="Kappaleenoletusfontti" style:family="text">
      <style:text-properties fo:language="en" fo:country="US"/>
    </style:style>
    <style:style style:name="T63" style:parent-style-name="Hyperlinkki" style:family="text">
      <style:text-properties fo:language="en" fo:country="US"/>
    </style:style>
    <style:style style:name="T64" style:parent-style-name="Kappaleenoletusfontti" style:family="text">
      <style:text-properties fo:language="en" fo:country="US"/>
    </style:style>
    <style:style style:name="T65" style:parent-style-name="Hyperlinkki" style:family="text">
      <style:text-properties fo:language="en" fo:country="US"/>
    </style:style>
    <style:style style:name="T66" style:parent-style-name="Kappaleenoletusfontti" style:family="text">
      <style:text-properties fo:language="en" fo:country="US"/>
    </style:style>
    <style:style style:name="P67" style:parent-style-name="Standard" style:family="paragraph">
      <style:paragraph-properties fo:margin-bottom="0in" fo:line-height="100%"/>
      <style:text-properties style:font-name="Arial" style:font-name-asian="Times New Roman" style:font-name-complex="Arial" fo:color="#000000" fo:language="en" fo:country="US" style:language-asian="fi" style:country-asian="FI"/>
    </style:style>
    <style:style style:name="P68" style:parent-style-name="Standard" style:family="paragraph">
      <style:paragraph-properties fo:margin-bottom="0in" fo:line-height="100%"/>
      <style:text-properties style:font-name="Arial" style:font-name-asian="Times New Roman" style:font-name-complex="Arial" fo:color="#000000" fo:language="en" fo:country="US" style:language-asian="fi" style:country-asian="FI"/>
    </style:style>
    <style:style style:name="P69" style:parent-style-name="Standard" style:family="paragraph">
      <style:paragraph-properties fo:margin-bottom="0in" fo:line-height="100%"/>
      <style:text-properties style:font-name="Arial" style:font-name-asian="Times New Roman" style:font-name-complex="Arial" fo:color="#000000" fo:language="en" fo:country="US" style:language-asian="fi" style:country-asian="FI"/>
    </style:style>
    <style:style style:name="P70" style:parent-style-name="Standard" style:family="paragraph">
      <style:paragraph-properties fo:margin-bottom="0in" fo:line-height="100%"/>
      <style:text-properties style:font-name="Arial" style:font-name-asian="Times New Roman" style:font-name-complex="Arial" fo:color="#000000" fo:language="en" fo:country="US" style:language-asian="fi" style:country-asian="FI"/>
    </style:style>
    <style:style style:name="P71" style:parent-style-name="Standard" style:family="paragraph">
      <style:paragraph-properties fo:margin-bottom="0in" fo:line-height="100%"/>
      <style:text-properties style:font-name="Arial" style:font-name-asian="Times New Roman" style:font-name-complex="Arial" fo:color="#000000" fo:language="en" fo:country="US" style:language-asian="fi" style:country-asian="FI"/>
    </style:style>
    <style:style style:name="P72" style:parent-style-name="Standard" style:family="paragraph">
      <style:paragraph-properties fo:margin-bottom="0in" fo:line-height="100%"/>
      <style:text-properties style:font-name="Arial" style:font-name-asian="Times New Roman" style:font-name-complex="Arial" fo:color="#000000" fo:language="en" fo:country="US" style:language-asian="fi" style:country-asian="FI"/>
    </style:style>
    <style:style style:name="P73" style:parent-style-name="Standard" style:family="paragraph">
      <style:paragraph-properties fo:margin-bottom="0in" fo:line-height="100%"/>
      <style:text-properties fo:language="en" fo:country="US"/>
    </style:style>
    <style:style style:name="P74" style:parent-style-name="Standard" style:family="paragraph">
      <style:paragraph-properties fo:margin-bottom="0in" fo:line-height="100%"/>
    </style:style>
    <style:style style:name="T75" style:parent-style-name="Kappaleenoletusfontti" style:family="text">
      <style:text-properties style:font-name="Arial" style:font-name-asian="Times New Roman" style:font-name-complex="Arial" fo:color="#000000" fo:language="en" fo:country="US" style:language-asian="fi" style:country-asian="FI"/>
    </style:style>
    <style:style style:name="T76" style:parent-style-name="Kappaleenoletusfontti" style:family="text">
      <style:text-properties style:font-name="Arial" style:font-name-asian="Times New Roman" style:font-name-complex="Arial" fo:color="#000000" fo:language="en" fo:country="US" style:language-asian="fi" style:country-asian="FI"/>
    </style:style>
    <style:style style:name="T77" style:parent-style-name="Kappaleenoletusfontti" style:family="text">
      <style:text-properties style:font-name="Arial" style:font-name-complex="Arial" fo:language="en" fo:country="US"/>
    </style:style>
    <style:style style:name="T78" style:parent-style-name="Kappaleenoletusfontti" style:family="text">
      <style:text-properties style:font-name="Arial" style:font-name-complex="Arial" fo:language="en" fo:country="US"/>
    </style:style>
    <style:style style:name="P79" style:parent-style-name="Standard" style:family="paragraph">
      <style:paragraph-properties fo:margin-bottom="0in" fo:line-height="100%"/>
      <style:text-properties fo:language="en" fo:country="US"/>
    </style:style>
    <style:style style:name="P80" style:parent-style-name="Standard" style:family="paragraph">
      <style:paragraph-properties fo:margin-bottom="0in" fo:line-height="100%"/>
    </style:style>
    <style:style style:name="T81" style:parent-style-name="Kappaleenoletusfontti" style:family="text">
      <style:text-properties style:font-name="Arial" style:font-name-complex="Arial" fo:language="en" fo:country="US"/>
    </style:style>
    <style:style style:name="T82" style:parent-style-name="Kappaleenoletusfontti" style:family="text">
      <style:text-properties style:font-name="Arial" style:font-name-complex="Arial" fo:language="en" fo:country="US"/>
    </style:style>
    <style:style style:name="P83" style:parent-style-name="Standard" style:family="paragraph">
      <style:paragraph-properties fo:margin-bottom="0in" fo:line-height="100%"/>
      <style:text-properties style:font-name="Arial" style:font-name-complex="Arial" fo:language="en" fo:country="US"/>
    </style:style>
    <style:style style:name="P84" style:parent-style-name="Standard" style:family="paragraph">
      <style:paragraph-properties fo:margin-bottom="0in" fo:line-height="100%"/>
      <style:text-properties style:font-name="Arial" style:font-name-complex="Arial" fo:language="en" fo:country="US"/>
    </style:style>
    <style:style style:name="P85" style:parent-style-name="Standard" style:family="paragraph">
      <style:paragraph-properties fo:margin-bottom="0in" fo:line-height="100%"/>
      <style:text-properties fo:language="en" fo:country="US"/>
    </style:style>
    <style:style style:name="P86" style:parent-style-name="Standard" style:family="paragraph">
      <style:paragraph-properties fo:margin-bottom="0in" fo:line-height="100%"/>
    </style:style>
    <style:style style:name="T87" style:parent-style-name="Kappaleenoletusfontti" style:family="text">
      <style:text-properties style:font-name="Arial" style:font-name-complex="Arial" fo:language="en" fo:country="US"/>
    </style:style>
    <style:style style:name="T88" style:parent-style-name="Kappaleenoletusfontti" style:family="text">
      <style:text-properties style:font-name="Arial" style:font-name-complex="Arial" fo:language="en" fo:country="US"/>
    </style:style>
    <style:style style:name="P89" style:parent-style-name="Standard" style:family="paragraph">
      <style:paragraph-properties fo:margin-bottom="0in" fo:line-height="100%"/>
    </style:style>
    <style:style style:name="T90" style:parent-style-name="Kappaleenoletusfontti" style:family="text">
      <style:text-properties style:font-name="Arial" style:font-name-complex="Arial" fo:language="en" fo:country="US"/>
    </style:style>
    <style:style style:name="P91" style:parent-style-name="Standard" style:family="paragraph">
      <style:paragraph-properties fo:margin-bottom="0in" fo:line-height="100%"/>
      <style:text-properties style:font-name="Arial" style:font-name-asian="Times New Roman" style:font-name-complex="Arial" fo:color="#000000" fo:language="en" fo:country="US" style:language-asian="fi" style:country-asian="FI"/>
    </style:style>
    <style:style style:name="P92" style:parent-style-name="Standard" style:family="paragraph">
      <style:paragraph-properties fo:margin-bottom="0in" fo:line-height="100%"/>
    </style:style>
    <style:style style:name="T93" style:parent-style-name="Kappaleenoletusfontti" style:family="text">
      <style:text-properties style:font-name="Arial" style:font-name-asian="Times New Roman" style:font-name-complex="Arial" fo:color="#000000" fo:language="en" fo:country="US" style:language-asian="fi" style:country-asian="FI"/>
    </style:style>
    <style:style style:name="T94" style:parent-style-name="Kappaleenoletusfontti" style:family="text">
      <style:text-properties style:font-name="Arial" style:font-name-asian="Times New Roman" style:font-name-complex="Arial" fo:color="#000000" fo:language="en" fo:country="US" style:language-asian="fi" style:country-asian="FI"/>
    </style:style>
    <style:style style:name="P95" style:parent-style-name="Standard" style:family="paragraph">
      <style:paragraph-properties fo:margin-bottom="0in" fo:line-height="100%"/>
      <style:text-properties style:font-name="Arial" style:font-name-asian="Times New Roman" style:font-name-complex="Arial" fo:color="#000000" fo:language="en" fo:country="US" style:language-asian="fi" style:country-asian="FI"/>
    </style:style>
    <style:style style:name="P96" style:parent-style-name="Standard" style:family="paragraph">
      <style:paragraph-properties fo:margin-bottom="0in" fo:line-height="100%"/>
    </style:style>
    <style:style style:name="T97" style:parent-style-name="Kappaleenoletusfontti" style:family="text">
      <style:text-properties style:font-name="Arial" style:font-name-asian="Times New Roman" style:font-name-complex="Arial" fo:color="#000000" fo:language="en" fo:country="US" style:language-asian="fi" style:country-asian="FI"/>
    </style:style>
    <style:style style:name="T98" style:parent-style-name="Kappaleenoletusfontti" style:family="text">
      <style:text-properties style:font-name="Arial" style:font-name-asian="Times New Roman" style:font-name-complex="Arial" fo:color="#000000" fo:language="en" fo:country="US" style:language-asian="fi" style:country-asian="FI"/>
    </style:style>
    <style:style style:name="P99" style:parent-style-name="Standard" style:family="paragraph">
      <style:paragraph-properties fo:margin-bottom="0in" fo:line-height="100%"/>
      <style:text-properties fo:language="en" fo:country="US"/>
    </style:style>
    <style:style style:name="P100" style:parent-style-name="Standard" style:family="paragraph">
      <style:paragraph-properties fo:margin-bottom="0in" fo:line-height="100%"/>
    </style:style>
    <style:style style:name="T101" style:parent-style-name="Kappaleenoletusfontti" style:family="text">
      <style:text-properties style:font-name="Arial" style:font-name-asian="Times New Roman" style:font-name-complex="Arial" fo:color="#000000" fo:language="en" fo:country="US" style:language-asian="fi" style:country-asian="FI"/>
    </style:style>
    <style:style style:name="T102" style:parent-style-name="Kappaleenoletusfontti" style:family="text">
      <style:text-properties fo:language="en" fo:country="US"/>
    </style:style>
    <style:style style:name="P103" style:parent-style-name="Standard" style:family="paragraph">
      <style:paragraph-properties fo:margin-bottom="0in" fo:line-height="100%"/>
      <style:text-properties fo:language="en" fo:country="US"/>
    </style:style>
    <style:style style:name="P104" style:parent-style-name="Standard" style:family="paragraph">
      <style:paragraph-properties fo:margin-bottom="0in" fo:line-height="100%"/>
    </style:style>
    <style:style style:name="T105" style:parent-style-name="Kappaleenoletusfontti" style:family="text">
      <style:text-properties style:font-name="Arial" style:font-name-asian="Times New Roman" style:font-name-complex="Arial" fo:color="#000000" fo:language="en" fo:country="US" style:language-asian="fi" style:country-asian="FI"/>
    </style:style>
    <style:style style:name="T106" style:parent-style-name="Kappaleenoletusfontti" style:family="text">
      <style:text-properties style:font-name="Arial" style:font-name-asian="Times New Roman" style:font-name-complex="Arial" fo:color="#000000" fo:language="en" fo:country="US" style:language-asian="fi" style:country-asian="FI"/>
    </style:style>
    <style:style style:name="T107" style:parent-style-name="Kappaleenoletusfontti" style:family="text">
      <style:text-properties style:font-name="Arial" style:font-name-asian="Times New Roman" style:font-name-complex="Arial" fo:color="#000000" style:text-position="super 63.6%" fo:language="en" fo:country="US" style:language-asian="fi" style:country-asian="FI"/>
    </style:style>
    <style:style style:name="T108" style:parent-style-name="Kappaleenoletusfontti" style:family="text">
      <style:text-properties style:font-name="Arial" style:font-name-asian="Times New Roman" style:font-name-complex="Arial" fo:color="#000000" fo:language="en" fo:country="US" style:language-asian="fi" style:country-asian="FI"/>
    </style:style>
    <style:style style:name="P109" style:parent-style-name="Standard" style:family="paragraph">
      <style:paragraph-properties fo:margin-bottom="0in" fo:line-height="100%"/>
      <style:text-properties style:font-name="Arial" style:font-name-asian="Times New Roman" style:font-name-complex="Arial" fo:color="#000000" fo:language="en" fo:country="US" style:language-asian="fi" style:country-asian="FI"/>
    </style:style>
    <style:style style:name="P110" style:parent-style-name="Standard" style:family="paragraph">
      <style:paragraph-properties fo:margin-bottom="0in" fo:line-height="100%"/>
      <style:text-properties style:font-name="Arial" style:font-name-complex="Arial" fo:language="en" fo:country="US"/>
    </style:style>
    <style:style style:name="P111" style:parent-style-name="Standard" style:family="paragraph">
      <style:paragraph-properties fo:margin-bottom="0in" fo:line-height="100%"/>
      <style:text-properties style:font-name="Arial" style:font-name-asian="Times New Roman" style:font-name-complex="Arial" fo:color="#000000" fo:language="en" fo:country="US" style:language-asian="fi" style:country-asian="FI"/>
    </style:style>
    <style:style style:name="P112" style:parent-style-name="Standard" style:family="paragraph">
      <style:paragraph-properties fo:margin-bottom="0in" fo:line-height="100%"/>
      <style:text-properties style:font-name="Arial" style:font-name-asian="Times New Roman" style:font-name-complex="Arial" fo:color="#000000" fo:language="en" fo:country="US" style:language-asian="fi" style:country-asian="FI"/>
    </style:style>
    <style:style style:name="P113" style:parent-style-name="Standard" style:family="paragraph">
      <style:paragraph-properties fo:margin-bottom="0in" fo:line-height="100%"/>
      <style:text-properties style:font-name="Arial" style:font-name-asian="Times New Roman" style:font-name-complex="Arial" fo:color="#000000" fo:language="en" fo:country="US" style:language-asian="fi" style:country-asian="FI"/>
    </style:style>
    <style:style style:name="P114" style:parent-style-name="Standard" style:family="paragraph">
      <style:paragraph-properties fo:margin-bottom="0in" fo:line-height="100%"/>
    </style:style>
    <style:style style:name="T115" style:parent-style-name="Kappaleenoletusfontti" style:family="text">
      <style:text-properties style:font-name="Arial" style:font-name-asian="Times New Roman" style:font-name-complex="Arial" fo:color="#000000" fo:language="en" fo:country="US" style:language-asian="fi" style:country-asian="FI"/>
    </style:style>
    <style:style style:name="T116" style:parent-style-name="Kappaleenoletusfontti" style:family="text">
      <style:text-properties style:font-name="Arial" style:font-name-asian="Times New Roman" style:font-name-complex="Arial" fo:color="#000000" fo:language="en" fo:country="US" style:language-asian="fi" style:country-asian="FI"/>
    </style:style>
    <style:style style:name="P117" style:parent-style-name="Standard" style:family="paragraph">
      <style:paragraph-properties fo:margin-bottom="0in" fo:line-height="100%"/>
      <style:text-properties style:font-name="Arial" style:font-name-asian="Times New Roman" style:font-name-complex="Arial" fo:color="#000000" fo:language="en" fo:country="US" style:language-asian="fi" style:country-asian="FI"/>
    </style:style>
    <style:style style:name="P118" style:parent-style-name="Standard" style:family="paragraph">
      <style:paragraph-properties fo:margin-bottom="0in" fo:line-height="100%"/>
    </style:style>
    <style:style style:name="T119" style:parent-style-name="Kappaleenoletusfontti" style:family="text">
      <style:text-properties style:font-name="Arial" style:font-name-asian="Times New Roman" style:font-name-complex="Arial" fo:color="#000000" fo:language="en" fo:country="US" style:language-asian="fi" style:country-asian="FI"/>
    </style:style>
    <style:style style:name="T120" style:parent-style-name="Kappaleenoletusfontti" style:family="text">
      <style:text-properties style:font-name="Arial" style:font-name-asian="Times New Roman" style:font-name-complex="Arial" fo:color="#000000" fo:language="en" fo:country="US" style:language-asian="fi" style:country-asian="FI"/>
    </style:style>
    <style:style style:name="T121" style:parent-style-name="Kappaleenoletusfontti" style:family="text">
      <style:text-properties style:font-name="Arial" style:font-name-asian="Times New Roman" style:font-name-complex="Arial" fo:color="#000000" fo:language="en" fo:country="US" style:language-asian="fi" style:country-asian="FI"/>
    </style:style>
    <style:style style:name="P122" style:parent-style-name="Standard" style:family="paragraph">
      <style:paragraph-properties fo:margin-bottom="0in" fo:line-height="100%"/>
      <style:text-properties style:font-name="Arial" style:font-name-asian="Times New Roman" style:font-name-complex="Arial" fo:color="#000000" fo:language="en" fo:country="US" style:language-asian="fi" style:country-asian="FI"/>
    </style:style>
    <style:style style:name="P123" style:parent-style-name="Standard" style:family="paragraph">
      <style:paragraph-properties fo:margin-bottom="0in" fo:line-height="100%"/>
    </style:style>
    <style:style style:name="T124" style:parent-style-name="Kappaleenoletusfontti" style:family="text">
      <style:text-properties style:font-name="Arial" style:font-name-asian="Times New Roman" style:font-name-complex="Arial" fo:color="#000000" fo:language="en" fo:country="US" style:language-asian="fi" style:country-asian="FI"/>
    </style:style>
    <style:style style:name="T125" style:parent-style-name="Kappaleenoletusfontti" style:family="text">
      <style:text-properties style:font-name="Arial" style:font-name-asian="Times New Roman" style:font-name-complex="Arial" fo:color="#000000" fo:language="en" fo:country="US" style:language-asian="fi" style:country-asian="FI"/>
    </style:style>
  </office:automatic-styles>
  <office:body>
    <office:text text:use-soft-page-breaks="true">
      <text:h text:style-name="P1" text:outline-level="1"><text:span text:style-name="T2">DC SRAP meeting 14</text:span></text:h>
      <text:p text:style-name="P3"/>
      <text:p text:style-name="P4"><text:span text:style-name="T5">Time:<text:s/></text:span><text:span text:style-name="T6">2022-05-17, 13:00-14:00 UTC</text:span><text:span text:style-name="T7">, 1</text:span><text:span text:style-name="T8">5</text:span><text:span text:style-name="T9">.00-</text:span><text:span text:style-name="T10">16</text:span><text:span text:style-name="T11">.00 CEST<text:s/></text:span></text:p>
      <text:p text:style-name="P12"><text:span text:style-name="T13">Place: Zoom,</text:span><text:span text:style-name="T14"><text:s/>https://helsinki.zoom.us/j/67810295086?pwd=NmJXWGNUZkhJeitSakZ2MEVlRm0yZz09</text:span></text:p>
      <text:p text:style-name="P15"/>
      <text:p text:style-name="P16"><text:span text:style-name="T17">1. Opening of the meeting </text:span></text:p>
      <text:p text:style-name="P18"/>
      <text:p text:style-name="P19"><text:span text:style-name="T20">2. Appointment of the minutes taker (</text:span><text:span text:style-name="T21">Osma</text:span><text:span text:style-name="T22"><text:s/></text:span><text:span text:style-name="T23">will act as the chair)</text:span></text:p>
      <text:p text:style-name="P24"/>
      <text:p text:style-name="P25"><text:span text:style-name="T26">3. Approval of the agenda</text:span></text:p>
      <text:p text:style-name="P27"/>
      <text:p text:style-name="P28"><text:span text:style-name="T29">4. Minutes of the previous meeting (2022-0</text:span><text:span text:style-name="T30">5</text:span><text:span text:style-name="T31">-</text:span><text:span text:style-name="T32">03</text:span><text:span text:style-name="T33">)</text:span></text:p>
      <text:p text:style-name="P34"/>
      <text:p text:style-name="P35"><text:span text:style-name="T36">See<text:s/></text:span><text:a xlink:href="https://github.com/dcmi/dc-srap/blob/main/meetings/2022-05-03.srap_meeting_14.md" office:target-frame-name="_top" xlink:show="replace"><text:span text:style-name="T37">https://github.com/dcmi/dc-srap/blob/main/meetings/2022-05-03.srap_meeting_14.md</text:span></text:a></text:p>
      <text:p text:style-name="P38"/>
      <text:p text:style-name="P39">5.<text:s/>Contributor + MARC Relator codes or role-specific<text:s/>SRAP<text:s/>terms?<text:s/></text:p>
      <text:p text:style-name="P40"/>
      <text:p text:style-name="P41"><text:span text:style-name="T42">The current<text:s/></text:span><text:span text:style-name="T43">SRAP draft has multiple role-specific terms:</text:span></text:p>
      <text:p text:style-name="P44"/>
      <text:list text:style-name="LFO17" text:continue-numbering="true">
        <text:list-item>
          <text:p text:style-name="P45">Creator group</text:p>
        </text:list-item>
        <text:list-item>
          <text:p text:style-name="P46">Degree supervisor</text:p>
        </text:list-item>
        <text:list-item>
          <text:p text:style-name="P47">Editor<text:s/></text:p>
        </text:list-item>
        <text:list-item>
          <text:p text:style-name="P48">Funder<text:s/></text:p>
        </text:list-item>
        <text:list-item>
          <text:p text:style-name="P49">Opponent<text:s/></text:p>
        </text:list-item>
      </text:list>
      <text:p text:style-name="P50"/>
      <text:p text:style-name="P51"><text:span text:style-name="T52">Whenever possible,<text:s/></text:span><text:span text:style-name="T53">definitions and<text:s/></text:span><text:span text:style-name="T54">URIs<text:s/></text:span><text:span text:style-name="T55">of SRAP terms<text:s/></text:span><text:span text:style-name="T56">have been taken from MARC relator codes, to indicate semantic equivalence with them (</text:span><text:a xlink:href="http://id.loc.gov/vocabulary/relators/dgs" office:target-frame-name="_top" xlink:show="replace"><text:span text:style-name="T57">http://id.loc.gov/vocabulary/relators/dgs</text:span></text:a><text:span text:style-name="T58">,</text:span><text:span text:style-name="T59"><text:s/></text:span><text:a xlink:href="https://id.loc.gov/vocabulary/relators/edt" office:target-frame-name="_top" xlink:show="replace"><text:span text:style-name="T60">https://id.loc.gov/vocabulary/relators/edt</text:span></text:a><text:span text:style-name="T61"><text:s/></text:span><text:span text:style-name="T62">,<text:s/></text:span><text:a xlink:href="https://id.loc.gov/vocabulary/relators/fnd" office:target-frame-name="_top" xlink:show="replace"><text:span text:style-name="T63">https://id.loc.gov/vocabulary/relators/fnd</text:span></text:a><text:span text:style-name="T64">,<text:s/></text:span><text:a xlink:href="http://id.loc.gov/vocabulary/relators/opn" office:target-frame-name="_top" xlink:show="replace"><text:span text:style-name="T65">http://id.loc.gov/vocabulary/relators/opn</text:span></text:a><text:span text:style-name="T66">)</text:span></text:p>
      <text:p text:style-name="P67"/>
      <text:p text:style-name="P68">For these terms, would it be better to use just Contributor and subproperty indicating the role the person or group has had?<text:s/></text:p>
      <text:p text:style-name="P69"/>
      <text:p text:style-name="P70">This would make it easy to extend SRAP (and DC in general) to all<text:s/>roles MARC relators specify. There are several that are within the SRAP scope, such as<text:s/>honoree<text:s/>(of a festschrift), originator (of scientific ideas), programmer, researcher, research team head, research team member (alas, there is no code for research team).</text:p>
      <text:p text:style-name="P71"/>
      <text:p text:style-name="P72">Then only those contributor roles which are<text:s/>currently<text:s/>not included in MARC relators (such as Creator group) would have to be added<text:s/>SRAP as new DCMI terms (or, alternatively, added to MARC relator codes).<text:s/></text:p>
      <text:p text:style-name="P73"/>
      <text:p text:style-name="P74"><text:span text:style-name="T75">6.</text:span><text:span text:style-name="T76"><text:s/></text:span><text:span text:style-name="T77">Affilia</text:span><text:span text:style-name="T78">tion information</text:span></text:p>
      <text:p text:style-name="P79"/>
      <text:p text:style-name="P80"><text:span text:style-name="T81">See<text:s/></text:span><text:a xlink:href="https://github.com/dcmi/dc-srap/issues/3" office:target-frame-name="_top" xlink:show="replace"><text:span text:style-name="T82">https://github.com/dcmi/dc-srap/issues/3</text:span></text:a></text:p>
      <text:p text:style-name="P83"/>
      <text:p text:style-name="P84">Description of the new class and properties in a Markdown snippet (Osma)</text:p>
      <text:p text:style-name="P85"/>
      <text:p text:style-name="P86"><text:span text:style-name="T87">There is an example (by Osma) of expressing<text:s/></text:span><text:span text:style-name="T88">affiliation information in XML:</text:span></text:p>
      <text:p text:style-name="P89"><text:a xlink:href="https://github.com/dcmi/dc-srap/blob/main/profile/affiliation-example.xml" office:target-frame-name="_top" xlink:show="replace"><text:span text:style-name="T90">https://github.com/dcmi/dc-srap/blob/main/profile/affiliation-example.xml</text:span></text:a></text:p>
      <text:p text:style-name="P91"/>
      <text:p text:style-name="P92"><text:span text:style-name="T93">7</text:span><text:span text:style-name="T94">. Any other business</text:span></text:p>
      <text:p text:style-name="P95"/>
      <text:p text:style-name="P96"><text:span text:style-name="T97">7</text:span><text:span text:style-name="T98">.1 Drafting the SRAP specification in Markdown</text:span></text:p>
      <text:p text:style-name="P99"/>
      <text:p text:style-name="P100"><text:span text:style-name="T101">There is already a crude Markdown version of the original SRAP draft specification (2021-01-08):<text:s/></text:span><text:a xlink:href="https://github.com/dcmi/dc-srap/blob/main/profile/srap_proposal_20210108.md" office:target-frame-name="_top" xlink:show="replace"><text:span text:style-name="T102">https://github.com/dcmi/dc-srap/blob/main/profile/srap_proposal_20210108.md</text:span></text:a></text:p>
      <text:p text:style-name="P103"/>
      <text:p text:style-name="P104"><text:span text:style-name="T105">Snippets created after the 1</text:span><text:span text:style-name="T106">4</text:span><text:span text:style-name="T107">th</text:span><text:span text:style-name="T108"><text:s/>meeting (if any).<text:s/></text:span></text:p>
      <text:p text:style-name="P109"/>
      <text:p text:style-name="P110">7.2 Describing creator-related PIDs (ORCID, ISNI, ROR) in Dublin Core – status of the WG (Alasdair)</text:p>
      <text:p text:style-name="P111"/>
      <text:p text:style-name="P112">7.3<text:s/>Future<text:s/>work items</text:p>
      <text:p text:style-name="P113"/>
      <text:p text:style-name="P114"><text:span text:style-name="T115">8</text:span><text:span text:style-name="T116">. Next meeting</text:span></text:p>
      <text:p text:style-name="P117"/>
      <text:p text:style-name="P118"><text:span text:style-name="T119">Scheduled to take place 2022-05-</text:span><text:span text:style-name="T120">31</text:span><text:span text:style-name="T121">, 13:00-14:00 UTC</text:span></text:p>
      <text:p text:style-name="P122"/>
      <text:p text:style-name="P123"><text:span text:style-name="T124">9</text:span><text:span text:style-name="T125">. Closure of the meeting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9055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i" fo:country="FI" style:language-asian="en" style:country-asian="US" style:language-complex="ar" style:country-complex="SA" style:text-combine="none" fo:hyphenate="true"/>
    </style:default-style>
    <style:style style:name="Otsikko1" style:display-name="Otsikko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F" fo:color="#2E74B5" fo:font-size="16pt" style:font-size-asian="16pt" style:font-size-complex="16pt" fo:hyphenate="false"/>
    </style:style>
    <style:style style:name="Normaali" style:display-name="Normaali" style:family="paragraph">
      <style:text-properties fo:hyphenate="false"/>
    </style:style>
    <style:style style:name="Kappaleenoletusfontti" style:display-name="Kappaleen oletusfontti" style:family="text"/>
    <style:style style:name="Standard" style:display-name="Standard" style:family="paragraph">
      <style:paragraph-properties fo:widows="2" fo:orphans="2" fo:margin-bottom="0.1111in" fo:line-height="10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uettelo" style:display-name="Luettelo" style:family="paragraph" style:parent-style-name="Textbody">
      <style:text-properties style:font-name-complex="Lohit Devanagari" fo:font-size="12pt" style:font-size-asian="12pt" fo:hyphenate="false"/>
    </style:style>
    <style:style style:name="Kuvaotsikko" style:display-name="Kuvaotsikko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NormaaliWWW" style:display-name="Normaali (WWW)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fi" style:country-asian="FI" fo:hyphenate="false"/>
    </style:style>
    <style:style style:name="Luettelokappale" style:display-name="Luettelokappale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Internetlink" style:display-name="Internet link" style:family="text" style:parent-style-name="Kappaleenoletusfontti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 style:parent-style-name="Kappaleenoletusfontti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Otsikko1Char" style:display-name="Otsikko 1 Char" style:family="text" style:parent-style-name="Kappaleenoletusfontti">
      <style:text-properties style:font-name="Calibri Light" style:font-name-asian="F" style:font-name-complex="F" fo:color="#2E74B5" fo:font-size="16pt" style:font-size-asian="16pt" style:font-size-complex="16pt"/>
    </style:style>
    <style:style style:name="Ratkaisematonmaininta" style:display-name="Ratkaisematon maininta" style:family="text" style:parent-style-name="Kappaleenoletusfontti">
      <style:text-properties fo:color="#605E5C" fo:background-color="#E1DFDD"/>
    </style:style>
    <style:style style:name="ListLabel1" style:display-name="ListLabel 1" style:family="text">
      <style:text-properties fo:font-size="10pt" style:font-size-asian="10pt"/>
    </style:style>
    <style:style style:name="ListLabel2" style:display-name="ListLabel 2" style:family="text">
      <style:text-properties style:font-name-complex="Times New Roman" fo:font-size="10pt" style:font-size-asian="10pt"/>
    </style:style>
    <style:style style:name="ListLabel3" style:display-name="ListLabel 3" style:family="text">
      <style:text-properties fo:font-size="10pt" style:font-size-asian="10pt"/>
    </style:style>
    <style:style style:name="ListLabel4" style:display-name="ListLabel 4" style:family="text">
      <style:text-properties fo:font-size="10pt" style:font-size-asian="10pt"/>
    </style:style>
    <style:style style:name="ListLabel5" style:display-name="ListLabel 5" style:family="text">
      <style:text-properties fo:font-size="10pt" style:font-size-asian="10pt"/>
    </style:style>
    <style:style style:name="ListLabel6" style:display-name="ListLabel 6" style:family="text">
      <style:text-properties fo:font-size="10pt" style:font-size-asian="10pt"/>
    </style:style>
    <style:style style:name="ListLabel7" style:display-name="ListLabel 7" style:family="text">
      <style:text-properties fo:font-size="10pt" style:font-size-asian="10pt"/>
    </style:style>
    <style:style style:name="ListLabel8" style:display-name="ListLabel 8" style:family="text">
      <style:text-properties fo:font-size="10pt" style:font-size-asian="10pt"/>
    </style:style>
    <style:style style:name="ListLabel9" style:display-name="ListLabel 9" style:family="text">
      <style:text-properties fo:font-size="10pt" style:font-size-asian="10pt"/>
    </style:style>
    <style:style style:name="ListLabel10" style:display-name="ListLabel 10" style:family="text">
      <style:text-properties fo:font-size="10pt" style:font-size-asian="10pt"/>
    </style:style>
    <style:style style:name="ListLabel11" style:display-name="ListLabel 11" style:family="text">
      <style:text-properties fo:font-size="10pt" style:font-size-asian="10pt"/>
    </style:style>
    <style:style style:name="ListLabel12" style:display-name="ListLabel 12" style:family="text">
      <style:text-properties fo:font-size="10pt" style:font-size-asian="10pt"/>
    </style:style>
    <style:style style:name="ListLabel13" style:display-name="ListLabel 13" style:family="text">
      <style:text-properties fo:font-size="10pt" style:font-size-asian="10pt"/>
    </style:style>
    <style:style style:name="ListLabel14" style:display-name="ListLabel 14" style:family="text">
      <style:text-properties fo:font-size="10pt" style:font-size-asian="10pt"/>
    </style:style>
    <style:style style:name="ListLabel15" style:display-name="ListLabel 15" style:family="text">
      <style:text-properties fo:font-size="10pt" style:font-size-asian="10pt"/>
    </style:style>
    <style:style style:name="ListLabel16" style:display-name="ListLabel 16" style:family="text">
      <style:text-properties fo:font-size="10pt" style:font-size-asian="10pt"/>
    </style:style>
    <style:style style:name="ListLabel17" style:display-name="ListLabel 17" style:family="text">
      <style:text-properties fo:font-size="10pt" style:font-size-asian="10pt"/>
    </style:style>
    <style:style style:name="ListLabel18" style:display-name="ListLabel 18" style:family="text">
      <style:text-properties fo:font-size="10pt" style:font-size-asian="10pt"/>
    </style:style>
    <style:style style:name="ListLabel19" style:display-name="ListLabel 19" style:family="text">
      <style:text-properties style:font-name-complex="Courier New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Courier New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Hyperlinkki" style:display-name="Hyperlinkki" style:family="text" style:parent-style-name="Kappaleenoletusfontti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relator-code" style:display-name="relator-code" style:family="text" style:parent-style-name="Kappaleenoletusfontti"/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2" style:display-name="WWNum2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3" style:display-name="WWNum3">
      <text:list-level-style-number text:level="1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4" style:display-name="WWNum4">
      <text:list-level-style-number text:level="1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5" style:display-name="WWNum5">
      <text:list-level-style-number text:level="1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6" style:display-name="WWNum6">
      <text:list-level-style-number text:level="1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7" style:display-name="WWNum7">
      <text:list-level-style-number text:level="1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8" style:display-name="WWNum8">
      <text:list-level-style-number text:level="1" style:num-format="1" text:start-value="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9" style:display-name="WWNum9">
      <text:list-level-style-number text:level="1" style:num-format="1" text:start-value="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10" style:display-name="WWNum10">
      <text:list-level-style-number text:level="1" style:num-format="1" text:start-value="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2LVL1" style:family="text">
      <style:text-properties fo:font-size="10pt" style:font-size-asian="10pt"/>
    </style:style>
    <style:style style:name="WW_CharLFO12LVL2" style:family="text">
      <style:text-properties style:font-name="Times New Roman" style:font-name-complex="Times New Roman" fo:font-size="10pt" style:font-size-asian="10pt"/>
    </style:style>
    <style:style style:name="WW_CharLFO12LVL3" style:family="text">
      <style:text-properties fo:font-size="10pt" style:font-size-asian="10pt"/>
    </style:style>
    <style:style style:name="WW_CharLFO12LVL4" style:family="text">
      <style:text-properties fo:font-size="10pt" style:font-size-asian="10pt"/>
    </style:style>
    <style:style style:name="WW_CharLFO12LVL5" style:family="text">
      <style:text-properties fo:font-size="10pt" style:font-size-asian="10pt"/>
    </style:style>
    <style:style style:name="WW_CharLFO12LVL6" style:family="text">
      <style:text-properties fo:font-size="10pt" style:font-size-asian="10pt"/>
    </style:style>
    <style:style style:name="WW_CharLFO12LVL7" style:family="text">
      <style:text-properties fo:font-size="10pt" style:font-size-asian="10pt"/>
    </style:style>
    <style:style style:name="WW_CharLFO12LVL8" style:family="text">
      <style:text-properties fo:font-size="10pt" style:font-size-asian="10pt"/>
    </style:style>
    <style:style style:name="WW_CharLFO12LVL9" style:family="text">
      <style:text-properties fo:font-size="10pt" style:font-size-asian="10pt"/>
    </style:style>
    <text:list-style style:name="WWNum11" style:display-name="WWNum11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3LVL1" style:family="text">
      <style:text-properties fo:font-size="10pt" style:font-size-asian="10pt"/>
    </style:style>
    <style:style style:name="WW_CharLFO13LVL2" style:family="text">
      <style:text-properties fo:font-size="10pt" style:font-size-asian="10pt"/>
    </style:style>
    <style:style style:name="WW_CharLFO13LVL3" style:family="text">
      <style:text-properties fo:font-size="10pt" style:font-size-asian="10pt"/>
    </style:style>
    <style:style style:name="WW_CharLFO13LVL4" style:family="text">
      <style:text-properties fo:font-size="10pt" style:font-size-asian="10pt"/>
    </style:style>
    <style:style style:name="WW_CharLFO13LVL5" style:family="text">
      <style:text-properties fo:font-size="10pt" style:font-size-asian="10pt"/>
    </style:style>
    <style:style style:name="WW_CharLFO13LVL6" style:family="text">
      <style:text-properties fo:font-size="10pt" style:font-size-asian="10pt"/>
    </style:style>
    <style:style style:name="WW_CharLFO13LVL7" style:family="text">
      <style:text-properties fo:font-size="10pt" style:font-size-asian="10pt"/>
    </style:style>
    <style:style style:name="WW_CharLFO13LVL8" style:family="text">
      <style:text-properties fo:font-size="10pt" style:font-size-asian="10pt"/>
    </style:style>
    <style:style style:name="WW_CharLFO13LVL9" style:family="text">
      <style:text-properties fo:font-size="10pt" style:font-size-asian="10pt"/>
    </style:style>
    <text:list-style style:name="WWNum12" style:display-name="WWNum12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13" style:display-name="WWNum13">
      <text:list-level-style-number text:level="1" style:num-format="1" text:start-value="5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WWNum14" style:display-name="WWNum14">
      <text:list-level-style-number text:level="1" style:num-format="1" text:start-value="5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style:style style:name="WW_CharLFO16LVL2" style:family="text">
      <style:text-properties style:font-name="Times New Roman" style:font-name-complex="Courier New"/>
    </style:style>
    <style:style style:name="WW_CharLFO16LVL5" style:family="text">
      <style:text-properties style:font-name="Times New Roman" style:font-name-complex="Courier New"/>
    </style:style>
    <style:style style:name="WW_CharLFO16LVL8" style:family="text">
      <style:text-properties style:font-name="Times New Roman" style:font-name-complex="Courier New"/>
    </style:style>
    <text:list-style style:name="WWNum15" style:display-name="WWNum15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984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Hakala, Juha E</meta:initial-creator>
    <dc:creator>Hakala, Juha E</dc:creator>
    <meta:creation-date>2022-05-13T11:42:00Z</meta:creation-date>
    <dc:date>2022-05-13T11:44:00Z</dc:date>
    <meta:template xlink:href="Normal" xlink:type="simple"/>
    <meta:editing-cycles>3</meta:editing-cycles>
    <meta:editing-duration>PT240S</meta:editing-duration>
    <meta:user-defined meta:name="AppVersion">16.0000</meta:user-defined>
    <meta:user-defined meta:name="Company">University of Helsink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5" meta:word-count="325" meta:character-count="2961" meta:row-count="22" meta:non-whitespace-character-count="2641"/>
  </office:meta>
</office:document-meta>
</file>